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.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ndle.getString( String a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.getErrorString( String a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.getString( String aKey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.getErrorString( String a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.getString( String a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